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Access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ccess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ccessElementImpl.ge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ccessElementImpl.setDomain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ccessElement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ccess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Access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ccessElementImpl.setPath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AccessElementImpl.WMLAccess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